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loext:graphic-properties draw:fill="solid" draw:fill-color="#ffffff"/>
      <style:paragraph-properties fo:background-color="#ffffff" fo:padding="0in" fo:border="none"/>
    </style:style>
    <style:style style:name="P2" style:family="paragraph" style:parent-style-name="Standard">
      <loext:graphic-properties draw:fill="solid" draw:fill-color="#ffffff"/>
      <style:paragraph-properties fo:background-color="#ffffff" fo:padding="0in" fo:border="none"/>
      <style:text-properties fo:color="#7a7a7a" style:font-name="Roboto" fo:font-size="12pt" style:font-name-asian="Roboto1" style:font-size-asian="12pt" style:font-name-complex="Roboto1" style:font-size-complex="12pt"/>
    </style:style>
    <style:style style:name="P3" style:family="paragraph" style:parent-style-name="Standard" style:list-style-name="WWNum1">
      <loext:graphic-properties draw:fill="solid" draw:fill-color="#ffffff"/>
      <style:paragraph-properties fo:margin-left="0.5in" fo:margin-right="0in" fo:margin-top="0.2083in" fo:margin-bottom="0in" loext:contextual-spacing="false" fo:line-height="100%" fo:text-indent="-0.25in" style:auto-text-indent="false" fo:background-color="#ffffff" fo:padding="0in" fo:border="none"/>
    </style:style>
    <style:style style:name="P4"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5" style:family="paragraph" style:parent-style-name="Standard" style:list-style-name="WWNum1">
      <loext:graphic-properties draw:fill="solid" draw:fill-color="#ffffff"/>
      <style:paragraph-properties fo:margin-left="0.5in" fo:margin-right="0in" fo:margin-top="0in" fo:margin-bottom="0.2083in" loext:contextual-spacing="false" fo:line-height="100%" fo:text-indent="-0.25in" style:auto-text-indent="false" fo:background-color="#ffffff" fo:padding="0in" fo:border="none"/>
    </style:style>
    <style:style style:name="P6" style:family="paragraph" style:parent-style-name="Standard">
      <loext:graphic-properties draw:fill="solid" draw:fill-color="#ffffff"/>
      <style:paragraph-properties fo:margin-top="0.2083in" fo:margin-bottom="0in" loext:contextual-spacing="false" fo:line-height="175%" fo:background-color="#ffffff" fo:padding="0in" fo:border="none"/>
    </style:style>
    <style:style style:name="P7" style:family="paragraph" style:parent-style-name="Heading_20_1" style:master-page-name="Standard">
      <loext:graphic-properties draw:fill="solid" draw:fill-color="#ffffff"/>
      <style:paragraph-properties fo:margin-top="0in" fo:margin-bottom="0.1528in" loext:contextual-spacing="false" fo:line-height="100%" fo:keep-together="auto" style:page-number="1" fo:background-color="#ffffff" fo:padding="0in" fo:border="none" fo:keep-with-next="auto"/>
    </style:style>
    <style:style style:name="T1" style:family="text">
      <style:text-properties fo:color="#7a7a7a" style:font-name="Roboto" fo:font-size="29pt" style:font-name-asian="Roboto1" style:font-size-asian="29pt" style:font-name-complex="Roboto1" style:font-size-complex="29pt"/>
    </style:style>
    <style:style style:name="T2" style:family="text">
      <style:text-properties fo:color="#7a7a7a" style:font-name="Roboto" fo:font-size="12pt" style:font-name-asian="Roboto1" style:font-size-asian="12pt" style:font-name-complex="Roboto1" style:font-size-complex="12pt"/>
    </style:style>
    <style:style style:name="T3" style:family="text">
      <style:text-properties fo:color="#7a7a7a" style:font-name="Courier New" fo:font-size="9.5pt" style:font-name-asian="Courier New1" style:font-size-asian="9.5pt" style:font-name-complex="Courier New1" style:font-size-complex="9.5pt"/>
    </style:style>
    <style:style style:name="T4" style:family="text">
      <style:text-properties fo:color="#7a7a7a"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euc4jcjmzkjk"/><text:span text:style-name="T1">DWA_07.4 Knowledge Check_DWA7</text:span></text:p>
      <text:p text:style-name="P1"><text:span text:style-name="T2">______________________________________________________________________________________</text:span></text:p>
      <text:p text:style-name="P1"><text:span text:style-name="T2">1. Which were the three best abstractions, and why?</text:span></text:p>
      <text:p text:style-name="P2"/>
      <text:list xml:id="list3570386414" text:style-name="WWNum1">
        <text:list-item>
          <text:p text:style-name="P3"><text:span text:style-name="T2">It selects an element with the attribute </text:span><text:span text:style-name="T3">data-settings-theme</text:span><text:span text:style-name="T2"> using the </text:span><text:span text:style-name="T3">document.querySelector()</text:span><text:span text:style-name="T2"> method.</text:span></text:p>
        </text:list-item>
        <text:list-item>
          <text:p text:style-name="P4"><text:span text:style-name="T2">It checks if the user's preferred color scheme is dark mode by using the </text:span><text:span text:style-name="T3">window.matchMedia()</text:span><text:span text:style-name="T2"> function and the </text:span><text:span text:style-name="T3">(prefers-color-scheme: dark)</text:span><text:span text:style-name="T2"> media query.</text:span></text:p>
        </text:list-item>
        <text:list-item>
          <text:p text:style-name="P4"><text:span text:style-name="T2">If dark mode is preferred, it sets the value of the </text:span><text:span text:style-name="T3">themeSelector</text:span><text:span text:style-name="T2"> element to </text:span><text:span text:style-name="T3">'night'</text:span><text:span text:style-name="T2"> and adjusts the CSS variables </text:span><text:span text:style-name="T3">--color-dark</text:span><text:span text:style-name="T2"> and </text:span><text:span text:style-name="T3">--color-light</text:span><text:span text:style-name="T2"> to specific RGB values.</text:span></text:p>
        </text:list-item>
        <text:list-item>
          <text:p text:style-name="P5"><text:span text:style-name="T2">If dark mode is not preferred (i.e., the user prefers the light mode), it sets the value of the </text:span><text:span text:style-name="T3">themeSelector</text:span><text:span text:style-name="T2"> element to </text:span><text:span text:style-name="T3">'day'</text:span><text:span text:style-name="T2"> and adjusts the CSS variables </text:span><text:span text:style-name="T3">--color-dark</text:span><text:span text:style-name="T2"> and </text:span><text:span text:style-name="T3">--color-light</text:span><text:span text:style-name="T2"> to different RGB values.</text:span></text:p>
        </text:list-item>
      </text:list>
      <text:p text:style-name="P6"><text:span text:style-name="T2">By encapsulating this logic within a function, the code becomes more modular and reusable. </text:span></text:p>
      <text:p text:style-name="P2"/>
      <text:p text:style-name="P1"><text:span text:style-name="T2">______________________________________________________________________________________</text:span></text:p>
      <text:p text:style-name="P2"/>
      <text:p text:style-name="P1"><text:span text:style-name="T2">2. Which were the three worst abstractions, and why?</text:span></text:p>
      <text:p text:style-name="P2"/>
      <text:p text:style-name="P1"><text:span text:style-name="T2">The handleSearchResults function manages the presentation of search results. While it accomplishes what it needs to, it may be made better by separating the handling logic from the results rendering. By dividing this function into smaller functions, one of which would be in charge of handling the logic and the other of which would be in charge of rendering the results, the Single Responsibility Principle (SOLID) would be used. </text:span></text:p>
      <text:p text:style-name="P2"/>
      <text:p text:style-name="P2"/>
      <text:p text:style-name="P2"/>
      <text:p text:style-name="P2"/>
      <text:p text:style-name="P1"><text:span text:style-name="T2">______________________________________________________________________________________</text:span></text:p>
      <text:p text:style-name="P2"/>
      <text:p text:style-name="P2"/>
      <text:p text:style-name="P2"/>
      <text:p text:style-name="P1"><text:span text:style-name="T2">3. How can The three worst abstractions be improved via SOLID principles.</text:span></text:p>
      <text:p text:style-name="P2"/>
      <text:p text:style-name="P2"><text:soft-page-break/></text:p>
      <text:p text:style-name="P1"><text:span text:style-name="T2">The SRP, or Single Responsibility Principle Separate the presentation of search results from the handling logic by breaking the handleSearchResults function into smaller functions. The code should be simpler to modify and maintainable by having a single responsibility for each function. </text:span></text:p>
      <text:p text:style-name="P2"/>
      <text:p text:style-name="P2"/>
      <text:p text:style-name="P2"/>
      <text:p text:style-name="P2"/>
      <text:p text:style-name="P2"/>
      <text:p text:style-name="P1"><text:span text:style-name="T2">______________________________________________________________________________________</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font-name-asian="Roboto1" style:font-family-asian="Roboto" style:font-family-generic-asian="system" style:font-pitch-asian="variable" style:font-name-complex="Roboto1" style:font-family-complex="Roboto"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5" meta:word-count="265" meta:character-count="2002" meta:non-whitespace-character-count="1757"/>
    <meta:generator>LibreOfficeDev/6.0.5.2$Linux_X86_64 LibreOffice_project/</meta:generator>
  </office:meta>
</office:document-meta>
</file>